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Preformatted_20_Text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Quotations">
      <style:paragraph-properties fo:margin-top="0in" fo:margin-bottom="0.0972in" style:contextual-spacing="false" fo:line-height="115%"/>
    </style:style>
    <style:style style:name="P8" style:family="paragraph" style:parent-style-name="Quotations" style:list-style-name="L2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lemetry / Event Ingestion Pipeline</text:h>
      <text:p text:style-name="Text_20_body"><text:span text:style-name="Strong_20_Emphasis">Stack:</text:span> Go (ingest API &amp; consumers), NGINX (edge), Kafka (ingest buffer), Flink or simple consumer groups (stream processing), Redis (hot state / lookup / recent joined state), Prometheus + Grafana (metrics + dashboards), Jaeger (tracing), Docker, Kubernetes (k8s), Helm (recommended), GitHub Actions (CI/CD).</text:p>
      <text:p text:style-name="Text_20_body">This document is a complete starter blueprint: architecture, folder layout, essential code snippets, Dockerfiles, Kubernetes manifests (minimal), testing &amp; benchmarking plan, observability &amp; debugging checklist, security hardening notes, and a CI/CD pipeline example.</text:p>
      <text:p text:style-name="P2"/>
      <text:h text:style-name="P3" text:outline-level="2">1) High-level architecture</text:h>
      <text:p text:style-name="P4"><text:span text:style-name="Source_20_Text">Clients -&gt; CDN / NGINX (TLS, rate-limit) -&gt; Ingest API (Go, stateless) -&gt; Kafka (partitioned topic)</text:span></text:p>
      <text:p text:style-name="P4"><text:span text:style-name="Source_20_Text"><text:s text:c="55"/>|-&gt; Redis (optional caching / hot lookups)</text:span></text:p>
      <text:p text:style-name="P4"><text:span text:style-name="Source_20_Text"><text:s text:c="55"/></text:span></text:p>
      <text:p text:style-name="P4"><text:span text:style-name="Source_20_Text">Consumers (Go or Java) [consumer groups] -&gt; Stream processing (Flink or consumer apps) -&gt;</text:span></text:p>
      <text:p text:style-name="P4"><text:span text:style-name="Source_20_Text"><text:s text:c="2"/>-&gt; Real-time store (Redis / ClickHouse / Cassandra)</text:span></text:p>
      <text:p text:style-name="P4"><text:span text:style-name="Source_20_Text"><text:s text:c="2"/>-&gt; Cold storage (Parquet -&gt; S3)</text:span></text:p>
      <text:p text:style-name="P4"/>
      <text:p text:style-name="P4"><text:span text:style-name="Source_20_Text">Observability:</text:span></text:p>
      <text:p text:style-name="P4"><text:span text:style-name="Source_20_Text"><text:s text:c="2"/>- Metrics (Prometheus) scraped from services -&gt; Grafana dashboards</text:span></text:p>
      <text:p text:style-name="P4"><text:span text:style-name="Source_20_Text"><text:s text:c="2"/>- Tracing (OpenTelemetry + Jaeger)</text:span></text:p>
      <text:p text:style-name="P4"><text:span text:style-name="Source_20_Text"><text:s text:c="2"/>- Logging (structured JSON to stdout -&gt; Fluent Bit -&gt; Loki/ELK)</text:span></text:p>
      <text:p text:style-name="P4"/>
      <text:p text:style-name="P4"><text:span text:style-name="Source_20_Text">Kubernetes: Deploy NGINX ingress / Ingest API (HPA) / Kafka (StatefulSet or external managed) / Consumers (Deployment) / Redis (StatefulSet) / Prometheus / Grafana / Jaeger</text:span></text:p>
      <text:p text:style-name="Text_20_body">Key design choices:</text:p>
      <text:list text:style-name="L1">
        <text:list-item>
          <text:p text:style-name="P5"><text:span text:style-name="Strong_20_Emphasis">Stateless Ingest API</text:span>: Accepts HTTP batches, validates, then produces to Kafka before acknowledging. Keeps low latency.</text:p>
        </text:list-item>
        <text:list-item>
          <text:p text:style-name="P5"><text:span text:style-name="Strong_20_Emphasis">Kafka</text:span> as the durable ingestion buffer: partition by <text:span text:style-name="Source_20_Text">client_id</text:span> or <text:span text:style-name="Source_20_Text">device_id</text:span> for ordering.</text:p>
        </text:list-item>
        <text:list-item>
          <text:p text:style-name="P5"><text:span text:style-name="Strong_20_Emphasis">Consumers</text:span> do the heavy lifting: batching, enrichment, writes to DB, and emitting derived metrics.</text:p>
        </text:list-item>
        <text:list-item>
          <text:p text:style-name="P5"><text:span text:style-name="Strong_20_Emphasis">Backpressure</text:span>: Ingest API monitors Kafka producer errors and queue lengths; returns 429 when overloaded.</text:p>
        </text:list-item>
        <text:list-item>
          <text:p text:style-name="P5"><text:soft-page-break/><text:span text:style-name="Strong_20_Emphasis">Idempotency</text:span>: Events carry <text:span text:style-name="Source_20_Text">event_id</text:span> + <text:span text:style-name="Source_20_Text">timestamp</text:span>; consumer dedup using compacted store or Redis set with TTL for recent ids.</text:p>
        </text:list-item>
      </text:list>
      <text:p text:style-name="P2"/>
      <text:h text:style-name="P3" text:outline-level="2">2) Folder structure (starter repo)</text:h>
      <text:p text:style-name="P4"><text:span text:style-name="Source_20_Text">telemetry-pipeline/</text:span></text:p>
      <text:p text:style-name="P4"><text:span text:style-name="Source_20_Text">├─ api/ <text:s text:c="19"/># Go ingest API</text:span></text:p>
      <text:p text:style-name="P4"><text:span text:style-name="Source_20_Text">│ <text:s/>├─ cmd/</text:span></text:p>
      <text:p text:style-name="P4"><text:span text:style-name="Source_20_Text">│ <text:s/>├─ internal/</text:span></text:p>
      <text:p text:style-name="P4"><text:span text:style-name="Source_20_Text">│ <text:s/>├─ Dockerfile</text:span></text:p>
      <text:p text:style-name="P4"><text:span text:style-name="Source_20_Text">│ <text:s/>└─ k8s/ <text:s text:c="16"/># k8s manifests for api</text:span></text:p>
      <text:p text:style-name="P4"><text:span text:style-name="Source_20_Text">├─ consumer/ <text:s text:c="14"/># Go consumer group (or Java alternative)</text:span></text:p>
      <text:p text:style-name="P4"><text:span text:style-name="Source_20_Text">│ <text:s/>├─ Dockerfile</text:span></text:p>
      <text:p text:style-name="P4"><text:span text:style-name="Source_20_Text">│ <text:s/>└─ k8s/</text:span></text:p>
      <text:p text:style-name="P4"><text:span text:style-name="Source_20_Text">├─ infra/ <text:s text:c="17"/># k8s manifests, helm charts</text:span></text:p>
      <text:p text:style-name="P4"><text:span text:style-name="Source_20_Text">├─ observability/ <text:s text:c="9"/># prometheus rules, grafana dashboards, jaeger config</text:span></text:p>
      <text:p text:style-name="P4"><text:span text:style-name="Source_20_Text">├─ loadtest/ <text:s text:c="14"/># k6 scripts, go load generator</text:span></text:p>
      <text:p text:style-name="P4"><text:span text:style-name="Source_20_Text">├─ cicd/ <text:s text:c="18"/># GitHub Actions workflows</text:span></text:p>
      <text:p text:style-name="P4"><text:span text:style-name="Source_20_Text">└─ docs/</text:span></text:p>
      <text:p text:style-name="P2"/>
      <text:h text:style-name="P3" text:outline-level="2">3) Minimal Go ingest API (design + example)</text:h>
      <text:p text:style-name="Text_20_body"><text:span text:style-name="Strong_20_Emphasis">Behavior:</text:span> Accepts <text:span text:style-name="Source_20_Text">POST /v1/events</text:span> with JSON array of events. Validates, converts to protobuf or JSON, writes batched messages to Kafka asynchronously, returns accepted count. Uses <text:span text:style-name="Source_20_Text">segmentio/kafka-go</text:span> or <text:span text:style-name="Source_20_Text">confluent-kafka-go</text:span>.</text:p>
      <text:h text:style-name="P6" text:outline-level="3">Example <text:span text:style-name="Source_20_Text">main.go</text:span> (simplified)</text:h>
      <text:p text:style-name="P4"><text:span text:style-name="Source_20_Text">package main</text:span></text:p>
      <text:p text:style-name="P4"/>
      <text:p text:style-name="P4"><text:span text:style-name="Source_20_Text">import (</text:span></text:p>
      <text:p text:style-name="P4"><text:span text:style-name="Source_20_Text"><text:s text:c="4"/>"context"</text:span></text:p>
      <text:p text:style-name="P4"><text:span text:style-name="Source_20_Text"><text:s text:c="4"/>"encoding/json"</text:span></text:p>
      <text:p text:style-name="P4"><text:span text:style-name="Source_20_Text"><text:s text:c="4"/>"io"</text:span></text:p>
      <text:p text:style-name="P4"><text:span text:style-name="Source_20_Text"><text:s text:c="4"/>"log"</text:span></text:p>
      <text:p text:style-name="P4"><text:span text:style-name="Source_20_Text"><text:s text:c="4"/>"net/http"</text:span></text:p>
      <text:p text:style-name="P4"><text:span text:style-name="Source_20_Text"><text:s text:c="4"/>"time"</text:span></text:p>
      <text:p text:style-name="P4"/>
      <text:p text:style-name="P4"><text:span text:style-name="Source_20_Text"><text:s text:c="4"/>kafka "github.com/segmentio/kafka-go"</text:span></text:p>
      <text:p text:style-name="P4"><text:span text:style-name="Source_20_Text">)</text:span></text:p>
      <text:p text:style-name="P4"><text:soft-page-break/></text:p>
      <text:p text:style-name="P4"><text:span text:style-name="Source_20_Text">type Event struct {</text:span></text:p>
      <text:p text:style-name="P4"><text:span text:style-name="Source_20_Text"><text:s text:c="4"/>EventID <text:s text:c="2"/>string `json:"event_id"`</text:span></text:p>
      <text:p text:style-name="P4"><text:span text:style-name="Source_20_Text"><text:s text:c="4"/>ClientID <text:s/>string `json:"client_id"`</text:span></text:p>
      <text:p text:style-name="P4"><text:span text:style-name="Source_20_Text"><text:s text:c="4"/>Ts <text:s text:c="7"/>int64 <text:s/>`json:"ts"`</text:span></text:p>
      <text:p text:style-name="P4"><text:span text:style-name="Source_20_Text"><text:s text:c="4"/>Type <text:s text:c="5"/>string `json:"type"`</text:span></text:p>
      <text:p text:style-name="P4"><text:span text:style-name="Source_20_Text"><text:s text:c="4"/>Payload <text:s text:c="2"/>string `json:"payload"`</text:span></text:p>
      <text:p text:style-name="P4"><text:span text:style-name="Source_20_Text">}</text:span></text:p>
      <text:p text:style-name="P4"/>
      <text:p text:style-name="P4"><text:span text:style-name="Source_20_Text">var writer *kafka.Writer</text:span></text:p>
      <text:p text:style-name="P4"/>
      <text:p text:style-name="P4"><text:span text:style-name="Source_20_Text">func ingestHandler(w http.ResponseWriter, r *http.Request) {</text:span></text:p>
      <text:p text:style-name="P4"><text:span text:style-name="Source_20_Text"><text:s text:c="4"/>ctx := r.Context()</text:span></text:p>
      <text:p text:style-name="P4"><text:span text:style-name="Source_20_Text"><text:s text:c="4"/>if r.ContentLength &gt; 5&lt;&lt;20 { // 5MB limit</text:span></text:p>
      <text:p text:style-name="P4"><text:span text:style-name="Source_20_Text"><text:s text:c="8"/>http.Error(w, "payload too large", http.StatusRequestEntityTooLarge)</text:span></text:p>
      <text:p text:style-name="P4"><text:span text:style-name="Source_20_Text"><text:s text:c="8"/>return</text:span></text:p>
      <text:p text:style-name="P4"><text:span text:style-name="Source_20_Text"><text:s text:c="4"/>}</text:span></text:p>
      <text:p text:style-name="P4"><text:span text:style-name="Source_20_Text"><text:s text:c="4"/>body, err := io.ReadAll(io.LimitReader(r.Body, 5&lt;&lt;20))</text:span></text:p>
      <text:p text:style-name="P4"><text:span text:style-name="Source_20_Text"><text:s text:c="4"/>if err != nil {</text:span></text:p>
      <text:p text:style-name="P4"><text:span text:style-name="Source_20_Text"><text:s text:c="8"/>http.Error(w, "bad request", http.StatusBadRequest)</text:span></text:p>
      <text:p text:style-name="P4"><text:span text:style-name="Source_20_Text"><text:s text:c="8"/>return</text:span></text:p>
      <text:p text:style-name="P4"><text:span text:style-name="Source_20_Text"><text:s text:c="4"/>}</text:span></text:p>
      <text:p text:style-name="P4"><text:span text:style-name="Source_20_Text"><text:s text:c="4"/>var events []Event</text:span></text:p>
      <text:p text:style-name="P4"><text:span text:style-name="Source_20_Text"><text:s text:c="4"/>if err := json.Unmarshal(body, &amp;events); err != nil {</text:span></text:p>
      <text:p text:style-name="P4"><text:span text:style-name="Source_20_Text"><text:s text:c="8"/>http.Error(w, "invalid json", http.StatusBadRequest)</text:span></text:p>
      <text:p text:style-name="P4"><text:span text:style-name="Source_20_Text"><text:s text:c="8"/>return</text:span></text:p>
      <text:p text:style-name="P4"><text:span text:style-name="Source_20_Text"><text:s text:c="4"/>}</text:span></text:p>
      <text:p text:style-name="P4"><text:span text:style-name="Source_20_Text"><text:s text:c="4"/>// build kafka messages</text:span></text:p>
      <text:p text:style-name="P4"><text:span text:style-name="Source_20_Text"><text:s text:c="4"/>msgs := make([]kafka.Message, 0, len(events))</text:span></text:p>
      <text:p text:style-name="P4"><text:span text:style-name="Source_20_Text"><text:s text:c="4"/>for _, e := range events {</text:span></text:p>
      <text:p text:style-name="P4"><text:span text:style-name="Source_20_Text"><text:s text:c="8"/>key := []byte(e.ClientID)</text:span></text:p>
      <text:p text:style-name="P4"><text:span text:style-name="Source_20_Text"><text:s text:c="8"/>val, _ := json.Marshal(e)</text:span></text:p>
      <text:p text:style-name="P4"><text:span text:style-name="Source_20_Text"><text:s text:c="8"/>msgs = append(msgs, kafka.Message{Key: key, Value: val})</text:span></text:p>
      <text:p text:style-name="P4"><text:span text:style-name="Source_20_Text"><text:s text:c="4"/>}</text:span></text:p>
      <text:p text:style-name="P4"><text:span text:style-name="Source_20_Text"><text:s text:c="4"/>// async write with timeout</text:span></text:p>
      <text:p text:style-name="P4"><text:span text:style-name="Source_20_Text"><text:s text:c="4"/>ctx, cancel := context.WithTimeout(ctx, 5*time.Second)</text:span></text:p>
      <text:p text:style-name="P4"><text:soft-page-break/><text:span text:style-name="Source_20_Text"><text:s text:c="4"/>defer cancel()</text:span></text:p>
      <text:p text:style-name="P4"><text:span text:style-name="Source_20_Text"><text:s text:c="4"/>if err := writer.WriteMessages(ctx, msgs...); err != nil {</text:span></text:p>
      <text:p text:style-name="P4"><text:span text:style-name="Source_20_Text"><text:s text:c="8"/>log.Printf("kafka write error: %v", err)</text:span></text:p>
      <text:p text:style-name="P4"><text:span text:style-name="Source_20_Text"><text:s text:c="8"/>// if kafka is backed up, return 429</text:span></text:p>
      <text:p text:style-name="P4"><text:span text:style-name="Source_20_Text"><text:s text:c="8"/>http.Error(w, "service overloaded", http.StatusTooManyRequests)</text:span></text:p>
      <text:p text:style-name="P4"><text:span text:style-name="Source_20_Text"><text:s text:c="8"/>return</text:span></text:p>
      <text:p text:style-name="P4"><text:span text:style-name="Source_20_Text"><text:s text:c="4"/>}</text:span></text:p>
      <text:p text:style-name="P4"><text:span text:style-name="Source_20_Text"><text:s text:c="4"/>w.WriteHeader(http.StatusAccepted)</text:span></text:p>
      <text:p text:style-name="P4"><text:span text:style-name="Source_20_Text"><text:s text:c="4"/>w.Write([]byte(`{"accepted":` + "`" + "`" + `"}`))</text:span></text:p>
      <text:p text:style-name="P4"><text:span text:style-name="Source_20_Text">}</text:span></text:p>
      <text:p text:style-name="P4"/>
      <text:p text:style-name="P4"><text:span text:style-name="Source_20_Text">func main() {</text:span></text:p>
      <text:p text:style-name="P4"><text:span text:style-name="Source_20_Text"><text:s text:c="4"/>writer = &amp;kafka.Writer{</text:span></text:p>
      <text:p text:style-name="P4"><text:span text:style-name="Source_20_Text"><text:s text:c="8"/>Addr: <text:s text:c="8"/>kafka.TCP("kafka:9092"),</text:span></text:p>
      <text:p text:style-name="P4"><text:span text:style-name="Source_20_Text"><text:s text:c="8"/>Topic: <text:s text:c="7"/>"telemetry-events",</text:span></text:p>
      <text:p text:style-name="P4"><text:span text:style-name="Source_20_Text"><text:s text:c="8"/>Balancer: <text:s text:c="4"/>&amp;kafka.Hash{},</text:span></text:p>
      <text:p text:style-name="P4"><text:span text:style-name="Source_20_Text"><text:s text:c="8"/>RequiredAcks: kafka.RequireAll,</text:span></text:p>
      <text:p text:style-name="P4"><text:span text:style-name="Source_20_Text"><text:s text:c="4"/>}</text:span></text:p>
      <text:p text:style-name="P4"><text:span text:style-name="Source_20_Text"><text:s text:c="4"/>mux := http.NewServeMux()</text:span></text:p>
      <text:p text:style-name="P4"><text:span text:style-name="Source_20_Text"><text:s text:c="4"/>mux.HandleFunc("/v1/events", ingestHandler)</text:span></text:p>
      <text:p text:style-name="P4"><text:span text:style-name="Source_20_Text"><text:s text:c="4"/>srv := &amp;http.Server{</text:span></text:p>
      <text:p text:style-name="P4"><text:span text:style-name="Source_20_Text"><text:s text:c="8"/>Addr: <text:s text:c="3"/>":8080",</text:span></text:p>
      <text:p text:style-name="P4"><text:span text:style-name="Source_20_Text"><text:s text:c="8"/>Handler: mux,</text:span></text:p>
      <text:p text:style-name="P4"><text:span text:style-name="Source_20_Text"><text:s text:c="4"/>}</text:span></text:p>
      <text:p text:style-name="P4"><text:span text:style-name="Source_20_Text"><text:s text:c="4"/>log.Println("starting ingest api on :8080")</text:span></text:p>
      <text:p text:style-name="P4"><text:span text:style-name="Source_20_Text"><text:s text:c="4"/>log.Fatal(srv.ListenAndServe())</text:span></text:p>
      <text:p text:style-name="P4"><text:span text:style-name="Source_20_Text">}</text:span></text:p>
      <text:p text:style-name="P7"><text:span text:style-name="Strong_20_Emphasis">Notes:</text:span></text:p>
      <text:list text:style-name="L2">
        <text:list-item>
          <text:p text:style-name="P8">Production code must handle metrics, tracing, context cancellation, validation, gzip decoding, and authentication.</text:p>
        </text:list-item>
        <text:list-item>
          <text:p text:style-name="P8">Consider using protobuf or msgpack for smaller payloads.</text:p>
        </text:list-item>
      </text:list>
      <text:p text:style-name="P2"/>
      <text:h text:style-name="P3" text:outline-level="2">4) Batching strategy &amp; producer config</text:h>
      <text:list text:style-name="L3">
        <text:list-item>
          <text:p text:style-name="P9">Batch messages by size (e.g., 1MB) or number (e.g., 1000 messages) and by time window (e.g., 50ms). This reduces network calls and increases Kafka throughput.</text:p>
        </text:list-item>
        <text:list-item>
          <text:p text:style-name="P9"><text:soft-page-break/>Use <text:span text:style-name="Source_20_Text">RequiredAcks=1</text:span> for lower latency or <text:span text:style-name="Source_20_Text">all</text:span> for stronger durability depending on SLA.</text:p>
        </text:list-item>
        <text:list-item>
          <text:p text:style-name="P9">Tune <text:span text:style-name="Source_20_Text">linger.ms</text:span>, <text:span text:style-name="Source_20_Text">batch.size</text:span>, and compression (<text:span text:style-name="Source_20_Text">snappy</text:span>, <text:span text:style-name="Source_20_Text">lz4</text:span>) on producers.</text:p>
        </text:list-item>
      </text:list>
      <text:p text:style-name="P2"/>
      <text:h text:style-name="P3" text:outline-level="2">5) Simple Consumer (Go) sketch (consumer group)</text:h>
      <text:list text:style-name="L4">
        <text:list-item>
          <text:p text:style-name="P10">Use consumer group to read partitions in parallel.</text:p>
        </text:list-item>
        <text:list-item>
          <text:p text:style-name="P10">Batch consumed messages and write to downstream store; commit offsets after successful persist.</text:p>
        </text:list-item>
      </text:list>
      <text:p text:style-name="P4"><text:span text:style-name="Source_20_Text">// pseudo: create kafka.Reader with GroupID, loop ReadMessage(ctx)</text:span></text:p>
      <text:p text:style-name="P4"><text:span text:style-name="Source_20_Text">// collect into batch, persist, then commit by setting offset in kafka.Reader</text:span></text:p>
      <text:p text:style-name="Text_20_body">For stronger stream processing (joins, windowing), use Apache Flink. If you prefer simpler ops and lower ops overhead, consumer groups in Go/Java will be easier to start with.</text:p>
      <text:p text:style-name="P2"/>
      <text:h text:style-name="P3" text:outline-level="2">6) NGINX configuration (edge)</text:h>
      <text:list text:style-name="L5">
        <text:list-item>
          <text:p text:style-name="P11">TLS termination (with certs), rate limiting per IP or per API key, gzip, HTTP/2, client_max_body_size, and proxy settings to pass through headers for tracing.</text:p>
        </text:list-item>
      </text:list>
      <text:p text:style-name="Text_20_body">Example <text:span text:style-name="Source_20_Text">nginx.conf</text:span> snippet:</text:p>
      <text:p text:style-name="P4"><text:span text:style-name="Source_20_Text">server {</text:span></text:p>
      <text:p text:style-name="P4"><text:span text:style-name="Source_20_Text"><text:s text:c="2"/>listen 443 ssl http2;</text:span></text:p>
      <text:p text:style-name="P4"><text:span text:style-name="Source_20_Text"><text:s text:c="2"/>server_name ingest.example.com;</text:span></text:p>
      <text:p text:style-name="P4"><text:span text:style-name="Source_20_Text"><text:s text:c="2"/>ssl_certificate /etc/ssl/cert.pem;</text:span></text:p>
      <text:p text:style-name="P4"><text:span text:style-name="Source_20_Text"><text:s text:c="2"/>ssl_certificate_key /etc/ssl/key.pem;</text:span></text:p>
      <text:p text:style-name="P4"/>
      <text:p text:style-name="P4"><text:span text:style-name="Source_20_Text"><text:s text:c="2"/>client_max_body_size 5M;</text:span></text:p>
      <text:p text:style-name="P4"><text:span text:style-name="Source_20_Text"><text:s text:c="2"/>location / {</text:span></text:p>
      <text:p text:style-name="P4"><text:span text:style-name="Source_20_Text"><text:s text:c="4"/>proxy_pass http://ingest-api:8080;</text:span></text:p>
      <text:p text:style-name="P4"><text:span text:style-name="Source_20_Text"><text:s text:c="4"/>proxy_set_header X-Forwarded-For $proxy_add_x_forwarded_for;</text:span></text:p>
      <text:p text:style-name="P4"><text:span text:style-name="Source_20_Text"><text:s text:c="4"/>proxy_set_header X-Request-Start $msec;</text:span></text:p>
      <text:p text:style-name="P4"><text:span text:style-name="Source_20_Text"><text:s text:c="4"/>proxy_set_header Host $host;</text:span></text:p>
      <text:p text:style-name="P4"><text:span text:style-name="Source_20_Text"><text:s text:c="4"/>proxy_http_version 1.1;</text:span></text:p>
      <text:p text:style-name="P4"><text:span text:style-name="Source_20_Text"><text:s text:c="4"/>proxy_set_header Connection "";</text:span></text:p>
      <text:p text:style-name="P4"><text:span text:style-name="Source_20_Text"><text:s text:c="2"/>}</text:span></text:p>
      <text:p text:style-name="P4"><text:span text:style-name="Source_20_Text">}</text:span></text:p>
      <text:p text:style-name="Text_20_body">Add <text:span text:style-name="Source_20_Text">limit_req_zone</text:span> / <text:span text:style-name="Source_20_Text">limit_req</text:span> for per-ip rate limiting and <text:span text:style-name="Source_20_Text">limit_conn</text:span> for concurrent connections.</text:p>
      <text:p text:style-name="P2"/>
      <text:h text:style-name="P3" text:outline-level="2"><text:soft-page-break/>7) Kubernetes manifests (minimal examples)</text:h>
      <text:p text:style-name="Text_20_body"><text:span text:style-name="Strong_20_Emphasis">Ingress (NGINX)</text:span>: assume k8s nginx ingress controller or nginx-deployment in cluster.</text:p>
      <text:p text:style-name="Text_20_body"><text:span text:style-name="Strong_20_Emphasis">Deployment for ingest API:</text:span></text:p>
      <text:p text:style-name="P4"><text:span text:style-name="Source_20_Text">apiVersion: apps/v1</text:span></text:p>
      <text:p text:style-name="P4"><text:span text:style-name="Source_20_Text">kind: Deployment</text:span></text:p>
      <text:p text:style-name="P4"><text:span text:style-name="Source_20_Text">metadata:</text:span></text:p>
      <text:p text:style-name="P4"><text:span text:style-name="Source_20_Text"><text:s text:c="2"/>name: ingest-api</text:span></text:p>
      <text:p text:style-name="P4"><text:span text:style-name="Source_20_Text">spec:</text:span></text:p>
      <text:p text:style-name="P4"><text:span text:style-name="Source_20_Text"><text:s text:c="2"/>replicas: 3</text:span></text:p>
      <text:p text:style-name="P4"><text:span text:style-name="Source_20_Text"><text:s text:c="2"/>selector:</text:span></text:p>
      <text:p text:style-name="P4"><text:span text:style-name="Source_20_Text"><text:s text:c="4"/>matchLabels:</text:span></text:p>
      <text:p text:style-name="P4"><text:span text:style-name="Source_20_Text"><text:s text:c="6"/>app: ingest-api</text:span></text:p>
      <text:p text:style-name="P4"><text:span text:style-name="Source_20_Text"><text:s text:c="2"/>template:</text:span></text:p>
      <text:p text:style-name="P4"><text:span text:style-name="Source_20_Text"><text:s text:c="4"/>metadata:</text:span></text:p>
      <text:p text:style-name="P4"><text:span text:style-name="Source_20_Text"><text:s text:c="6"/>labels:</text:span></text:p>
      <text:p text:style-name="P4"><text:span text:style-name="Source_20_Text"><text:s text:c="8"/>app: ingest-api</text:span></text:p>
      <text:p text:style-name="P4"><text:span text:style-name="Source_20_Text"><text:s text:c="4"/>spec:</text:span></text:p>
      <text:p text:style-name="P4"><text:span text:style-name="Source_20_Text"><text:s text:c="6"/>containers:</text:span></text:p>
      <text:p text:style-name="P4"><text:span text:style-name="Source_20_Text"><text:s text:c="6"/>- name: ingest-api</text:span></text:p>
      <text:p text:style-name="P4"><text:span text:style-name="Source_20_Text"><text:s text:c="8"/>image: ghcr.io/yourorg/ingest-api:latest</text:span></text:p>
      <text:p text:style-name="P4"><text:span text:style-name="Source_20_Text"><text:s text:c="8"/>ports:</text:span></text:p>
      <text:p text:style-name="P4"><text:span text:style-name="Source_20_Text"><text:s text:c="8"/>- containerPort: 8080</text:span></text:p>
      <text:p text:style-name="P4"><text:span text:style-name="Source_20_Text"><text:s text:c="8"/>resources:</text:span></text:p>
      <text:p text:style-name="P4"><text:span text:style-name="Source_20_Text"><text:s text:c="10"/>limits:</text:span></text:p>
      <text:p text:style-name="P4"><text:span text:style-name="Source_20_Text"><text:s text:c="12"/>cpu: "1"</text:span></text:p>
      <text:p text:style-name="P4"><text:span text:style-name="Source_20_Text"><text:s text:c="12"/>memory: "512Mi"</text:span></text:p>
      <text:p text:style-name="P4"><text:span text:style-name="Source_20_Text"><text:s text:c="10"/>requests:</text:span></text:p>
      <text:p text:style-name="P4"><text:span text:style-name="Source_20_Text"><text:s text:c="12"/>cpu: "250m"</text:span></text:p>
      <text:p text:style-name="P4"><text:span text:style-name="Source_20_Text"><text:s text:c="12"/>memory: "256Mi"</text:span></text:p>
      <text:p text:style-name="P4"><text:span text:style-name="Source_20_Text"><text:s text:c="8"/>env:</text:span></text:p>
      <text:p text:style-name="P4"><text:span text:style-name="Source_20_Text"><text:s text:c="8"/>- name: KAFKA_BROKERS</text:span></text:p>
      <text:p text:style-name="P4"><text:span text:style-name="Source_20_Text"><text:s text:c="10"/>value: "kafka:9092"</text:span></text:p>
      <text:p text:style-name="P4"><text:span text:style-name="Source_20_Text"><text:s text:c="8"/>readinessProbe:</text:span></text:p>
      <text:p text:style-name="P4"><text:span text:style-name="Source_20_Text"><text:s text:c="10"/>httpGet:</text:span></text:p>
      <text:p text:style-name="P4"><text:span text:style-name="Source_20_Text"><text:s text:c="12"/>path: /health</text:span></text:p>
      <text:p text:style-name="P4"><text:soft-page-break/><text:span text:style-name="Source_20_Text"><text:s text:c="12"/>port: 8080</text:span></text:p>
      <text:p text:style-name="P4"><text:span text:style-name="Source_20_Text"><text:s text:c="10"/>initialDelaySeconds: 5</text:span></text:p>
      <text:p text:style-name="P4"><text:span text:style-name="Source_20_Text"><text:s text:c="10"/>periodSeconds: 10</text:span></text:p>
      <text:p text:style-name="Text_20_body"><text:span text:style-name="Strong_20_Emphasis">Kafka:</text:span> for production prefer managed Kafka or Strimzi operator. For local/dev testing use the Bitnami/Confluent Helm charts or KRaft single-node. Do not use plain Deployment for Kafka — use StatefulSet with persistent volumes.</text:p>
      <text:p text:style-name="Text_20_body"><text:span text:style-name="Strong_20_Emphasis">Redis:</text:span> StatefulSet with PVC and anti-affinity for HA.</text:p>
      <text:p text:style-name="P2"/>
      <text:h text:style-name="P3" text:outline-level="2">8) Observability &amp; tracing setup</text:h>
      <text:list text:style-name="L6">
        <text:list-item>
          <text:p text:style-name="P12"><text:span text:style-name="Strong_20_Emphasis">Metrics</text:span>: instrument Go apps with <text:span text:style-name="Source_20_Text">prometheus</text:span> client (<text:span text:style-name="Source_20_Text">promhttp</text:span>). Export metrics: <text:span text:style-name="Source_20_Text">http_request_duration_seconds</text:span>, <text:span text:style-name="Source_20_Text">kafka_produce_latency</text:span>, <text:span text:style-name="Source_20_Text">events_accepted_total</text:span>, <text:span text:style-name="Source_20_Text">events_dropped_total</text:span>, <text:span text:style-name="Source_20_Text">kafka_write_errors_total</text:span>.</text:p>
        </text:list-item>
        <text:list-item>
          <text:p text:style-name="P12"><text:span text:style-name="Strong_20_Emphasis">Tracing</text:span>: instrument HTTP handler and Kafka produce/consume with OpenTelemetry (OTel) SDK; export to Jaeger agent collector.</text:p>
        </text:list-item>
        <text:list-item>
          <text:p text:style-name="P12"><text:span text:style-name="Strong_20_Emphasis">Logging</text:span>: structured JSON logs (timestamp, level, trace_id, span_id, event_id). Send logs to stdout; use Fluent Bit to forward to Loki/ELK.</text:p>
        </text:list-item>
        <text:list-item>
          <text:p text:style-name="P12"><text:span text:style-name="Strong_20_Emphasis">Dashboards</text:span>: include p50/p95/p99 latency panels, producer/consumer throughput, Kafka lag per partition, JVM/GC metrics for Java components, and pod resource usage.</text:p>
        </text:list-item>
      </text:list>
      <text:p text:style-name="Text_20_body">Example Prometheus scrape config for k8s will be in <text:span text:style-name="Source_20_Text">observability/prometheus.yaml</text:span> (ServiceMonitors if using Prometheus Operator).</text:p>
      <text:p text:style-name="P2"/>
      <text:h text:style-name="P3" text:outline-level="2">9) Testing &amp; benchmarking plan</text:h>
      <text:p text:style-name="Text_20_body"><text:span text:style-name="Strong_20_Emphasis">Objectives:</text:span> validate correctness, throughput, latency, stability, and recovery.</text:p>
      <text:p text:style-name="Text_20_body"><text:span text:style-name="Strong_20_Emphasis">Tools:</text:span> k6 (HTTP load), custom Go load generator for long-lived connections and realistic event shapes, kafka-producer-perf-test (for Kafka baseline), vegeta, and fortio.</text:p>
      <text:p text:style-name="Text_20_body"><text:span text:style-name="Strong_20_Emphasis">Scenarios:</text:span></text:p>
      <text:list text:style-name="L7">
        <text:list-item>
          <text:p text:style-name="P13"><text:span text:style-name="Strong_20_Emphasis">Baseline</text:span> — small cluster local: target 5k req/s with 1k events/batch.</text:p>
        </text:list-item>
        <text:list-item>
          <text:p text:style-name="P13"><text:span text:style-name="Strong_20_Emphasis">Steady high load</text:span> — sustained 50k events/s for 30 minutes, observe resource usage and Kafka lag.</text:p>
        </text:list-item>
        <text:list-item>
          <text:p text:style-name="P13"><text:span text:style-name="Strong_20_Emphasis">Spike / burst</text:span> — 200k events/s for 60 secs, then back to normal.</text:p>
        </text:list-item>
        <text:list-item>
          <text:p text:style-name="P13"><text:span text:style-name="Strong_20_Emphasis">Connection churn</text:span> — many clients open/close frequently (simulate mobile churn).</text:p>
        </text:list-item>
        <text:list-item>
          <text:p text:style-name="P13"><text:span text:style-name="Strong_20_Emphasis">Failure &amp; recovery</text:span> — kill consumer pod, then verify backlog, restart, and measure catchup time.</text:p>
        </text:list-item>
      </text:list>
      <text:p text:style-name="Text_20_body"><text:span text:style-name="Strong_20_Emphasis">Metrics to collect:</text:span> p50/p95/p99 ingestion latency, Kafka produce latency, Kafka consumer lag, error rate, CPU/memory, network I/O, open file descriptors.</text:p>
      <text:p text:style-name="Text_20_body"><text:soft-page-break/><text:span text:style-name="Strong_20_Emphasis">Sample k6 script (pseudo):</text:span></text:p>
      <text:p text:style-name="P4"><text:span text:style-name="Source_20_Text">import http from 'k6/http';</text:span></text:p>
      <text:p text:style-name="P4"><text:span text:style-name="Source_20_Text">import { sleep } from 'k6';</text:span></text:p>
      <text:p text:style-name="P4"/>
      <text:p text:style-name="P4"><text:span text:style-name="Source_20_Text">export let options = {</text:span></text:p>
      <text:p text:style-name="P4"><text:span text:style-name="Source_20_Text"><text:s text:c="2"/>vus: 200,</text:span></text:p>
      <text:p text:style-name="P4"><text:span text:style-name="Source_20_Text"><text:s text:c="2"/>duration: '5m',</text:span></text:p>
      <text:p text:style-name="P4"><text:span text:style-name="Source_20_Text">};</text:span></text:p>
      <text:p text:style-name="P4"/>
      <text:p text:style-name="P4"><text:span text:style-name="Source_20_Text">export default function() {</text:span></text:p>
      <text:p text:style-name="P4"><text:span text:style-name="Source_20_Text"><text:s text:c="2"/>let events = [];</text:span></text:p>
      <text:p text:style-name="P4"><text:span text:style-name="Source_20_Text"><text:s text:c="2"/>for (let i=0;i&lt;10;i++) events.push({event_id: `${__VU}-${__ITER}-${i}`, client_id: `${__VU}`, ts: Date.now(), type: 'click', payload: 'x'});</text:span></text:p>
      <text:p text:style-name="P4"><text:span text:style-name="Source_20_Text"><text:s text:c="2"/>let res = http.post('https://ingest.example.com/v1/events', JSON.stringify(events), { headers: { 'Content-Type': 'application/json' }});</text:span></text:p>
      <text:p text:style-name="P4"><text:span text:style-name="Source_20_Text"><text:s text:c="2"/>sleep(0.01);</text:span></text:p>
      <text:p text:style-name="P4"><text:span text:style-name="Source_20_Text">}</text:span></text:p>
      <text:p text:style-name="Text_20_body"><text:span text:style-name="Strong_20_Emphasis">Load generator (Go)</text:span>: write a generator that can push events with configurable batch sizes, concurrency, and per-client keys for partitioning.</text:p>
      <text:p text:style-name="P2"/>
      <text:h text:style-name="P3" text:outline-level="2">10) Security &amp; best practices</text:h>
      <text:list text:style-name="L8">
        <text:list-item>
          <text:p text:style-name="P14">TLS everywhere. Use cert manager in k8s for automatic certs.</text:p>
        </text:list-item>
        <text:list-item>
          <text:p text:style-name="P14">API auth: API keys or mTLS for devices. Use JWT for services.</text:p>
        </text:list-item>
        <text:list-item>
          <text:p text:style-name="P14">Rate limiting: NGINX at edge + token-bucket per API key inside API.</text:p>
        </text:list-item>
        <text:list-item>
          <text:p text:style-name="P14">Secrets: store in Kubernetes <text:span text:style-name="Source_20_Text">Secrets</text:span> or use external secret manager (HashiCorp Vault, AWS Secrets Manager).</text:p>
        </text:list-item>
        <text:list-item>
          <text:p text:style-name="P14">Network policy: limit Pod-to-Pod communication; restrict Kafka to internal network only.</text:p>
        </text:list-item>
        <text:list-item>
          <text:p text:style-name="P14">RBAC: minimize privileges for service accounts in k8s.</text:p>
        </text:list-item>
      </text:list>
      <text:p text:style-name="P2"/>
      <text:h text:style-name="P3" text:outline-level="2">11) CI/CD (GitHub Actions example)</text:h>
      <text:p text:style-name="Text_20_body"><text:span text:style-name="Strong_20_Emphasis">Pipeline stages:</text:span></text:p>
      <text:list text:style-name="L9">
        <text:list-item>
          <text:p text:style-name="P15"><text:span text:style-name="Source_20_Text">lint</text:span> &amp; <text:span text:style-name="Source_20_Text">unit-tests</text:span> for Go.</text:p>
        </text:list-item>
        <text:list-item>
          <text:p text:style-name="P15"><text:span text:style-name="Source_20_Text">build</text:span> binary + Docker image.</text:p>
        </text:list-item>
        <text:list-item>
          <text:p text:style-name="P15"><text:span text:style-name="Source_20_Text">integration</text:span> smoke tests (run ephemeral kafka &amp; redis in actions or use a test k8s cluster).</text:p>
        </text:list-item>
        <text:list-item>
          <text:p text:style-name="P15"><text:soft-page-break/><text:span text:style-name="Source_20_Text">push</text:span> image to registry.</text:p>
        </text:list-item>
        <text:list-item>
          <text:p text:style-name="P15"><text:span text:style-name="Source_20_Text">deploy</text:span> to staging via <text:span text:style-name="Source_20_Text">kubectl</text:span>/Helm; run performance smoke tests; on success, promote to production.</text:p>
        </text:list-item>
      </text:list>
      <text:p text:style-name="Text_20_body">Example workflow snippet (<text:span text:style-name="Source_20_Text">.github/workflows/ci.yml</text:span>):</text:p>
      <text:p text:style-name="P4"><text:span text:style-name="Source_20_Text">name: CI</text:span></text:p>
      <text:p text:style-name="P4"><text:span text:style-name="Source_20_Text">on: [push]</text:span></text:p>
      <text:p text:style-name="P4"><text:span text:style-name="Source_20_Text">jobs:</text:span></text:p>
      <text:p text:style-name="P4"><text:span text:style-name="Source_20_Text"><text:s text:c="2"/>build:</text:span></text:p>
      <text:p text:style-name="P4"><text:span text:style-name="Source_20_Text"><text:s text:c="4"/>runs-on: ubuntu-latest</text:span></text:p>
      <text:p text:style-name="P4"><text:span text:style-name="Source_20_Text"><text:s text:c="4"/>steps:</text:span></text:p>
      <text:p text:style-name="P4"><text:span text:style-name="Source_20_Text"><text:s text:c="6"/>- uses: actions/checkout@v4</text:span></text:p>
      <text:p text:style-name="P4"><text:span text:style-name="Source_20_Text"><text:s text:c="6"/>- name: Set up Go</text:span></text:p>
      <text:p text:style-name="P4"><text:span text:style-name="Source_20_Text"><text:s text:c="8"/>uses: actions/setup-go@v4</text:span></text:p>
      <text:p text:style-name="P4"><text:span text:style-name="Source_20_Text"><text:s text:c="8"/>with:</text:span></text:p>
      <text:p text:style-name="P4"><text:span text:style-name="Source_20_Text"><text:s text:c="10"/>go-version: '1.21'</text:span></text:p>
      <text:p text:style-name="P4"><text:span text:style-name="Source_20_Text"><text:s text:c="6"/>- name: Run tests</text:span></text:p>
      <text:p text:style-name="P4"><text:span text:style-name="Source_20_Text"><text:s text:c="8"/>run: make test</text:span></text:p>
      <text:p text:style-name="P4"><text:span text:style-name="Source_20_Text"><text:s text:c="6"/>- name: Build and push image</text:span></text:p>
      <text:p text:style-name="P4"><text:span text:style-name="Source_20_Text"><text:s text:c="8"/>uses: docker/build-push-action@v4</text:span></text:p>
      <text:p text:style-name="P4"><text:span text:style-name="Source_20_Text"><text:s text:c="8"/>with:</text:span></text:p>
      <text:p text:style-name="P4"><text:span text:style-name="Source_20_Text"><text:s text:c="10"/>push: true</text:span></text:p>
      <text:p text:style-name="P4"><text:span text:style-name="Source_20_Text"><text:s text:c="10"/>tags: ghcr.io/yourorg/ingest-api:${{ github.sha }}</text:span></text:p>
      <text:p text:style-name="Text_20_body">For production deployment, use GitOps (ArgoCD, Flux) or keep a CD job that promotes manifests to the cluster.</text:p>
      <text:p text:style-name="P2"/>
      <text:h text:style-name="P3" text:outline-level="2">12) Kubernetes &amp; Kafka tuning hints</text:h>
      <text:list text:style-name="L10">
        <text:list-item>
          <text:p text:style-name="P16">Kafka: tune <text:span text:style-name="Source_20_Text">num.partitions</text:span>, replication factor, <text:span text:style-name="Source_20_Text">message.max.bytes</text:span>, log segment sizes, and retention. Use at least 3 brokers for production.</text:p>
        </text:list-item>
        <text:list-item>
          <text:p text:style-name="P16">Brokers: set appropriate heap and GC flags for JVM. Prefer KRaft in newer Kafka versions.</text:p>
        </text:list-item>
        <text:list-item>
          <text:p text:style-name="P16">Kubernetes: <text:span text:style-name="Source_20_Text">ulimit</text:span> in pods (via daemonset or container runtime settings); <text:span text:style-name="Source_20_Text">sysctl</text:span> tuning for network (somaxconn, tcp_tw_reuse).</text:p>
        </text:list-item>
        <text:list-item>
          <text:p text:style-name="P16">Node sizing: prefer CPU-bound instances for producers and consumers; use local SSDs for Kafka brokers.</text:p>
        </text:list-item>
      </text:list>
      <text:p text:style-name="P2"/>
      <text:h text:style-name="P3" text:outline-level="2"><text:soft-page-break/>13) Observability playbook (what to watch)</text:h>
      <text:list text:style-name="L11">
        <text:list-item>
          <text:p text:style-name="P17"><text:span text:style-name="Strong_20_Emphasis">Ingest API</text:span>: requests/sec, error rate, p95 latency, open file descriptors, goroutine count.</text:p>
        </text:list-item>
        <text:list-item>
          <text:p text:style-name="P17"><text:span text:style-name="Strong_20_Emphasis">Kafka</text:span>: produce latency, ISR count, under-replicated partitions, broker CPU/disk usage, partition skew.</text:p>
        </text:list-item>
        <text:list-item>
          <text:p text:style-name="P17"><text:span text:style-name="Strong_20_Emphasis">Consumers</text:span>: consumer lag, commit rate, processing latency, failed batches.</text:p>
        </text:list-item>
        <text:list-item>
          <text:p text:style-name="P17"><text:span text:style-name="Strong_20_Emphasis">System</text:span>: node CPU, network Tx/Rx, disk IOPS, pod restarts.</text:p>
        </text:list-item>
        <text:list-item>
          <text:p text:style-name="P17"><text:span text:style-name="Strong_20_Emphasis">SLO examples</text:span>: p95 ingest latency &lt; 200ms, ingestion success rate &gt; 99.9%, consumer lag &lt; 1 minute.</text:p>
        </text:list-item>
      </text:list>
      <text:p text:style-name="P2"/>
      <text:h text:style-name="P3" text:outline-level="2">14) Next steps: Starter artifacts I can generate now</text:h>
      <text:p text:style-name="Text_20_body">I can immediately produce any of the following files for you (one or more):</text:p>
      <text:list text:style-name="L12">
        <text:list-item>
          <text:p text:style-name="P18">Full starter Go ingest API repo (code + Dockerfile + local docker-compose for kafka + redis) ✅</text:p>
        </text:list-item>
        <text:list-item>
          <text:p text:style-name="P18">Go consumer that writes to Redis/ClickHouse and commits offsets ✅</text:p>
        </text:list-item>
        <text:list-item>
          <text:p text:style-name="P18">k8s manifests and Helm chart (minimal) ✅</text:p>
        </text:list-item>
        <text:list-item>
          <text:p text:style-name="P18">k6 load test and Go load generator ✅</text:p>
        </text:list-item>
        <text:list-item>
          <text:p text:style-name="P18">Prometheus scrape config + Grafana dashboard JSON + Jaeger setup ✅</text:p>
        </text:list-item>
        <text:list-item>
          <text:p text:style-name="P18">GitHub Actions workflow for CI/CD ✅</text:p>
        </text:list-item>
      </text:list>
      <text:p text:style-name="Text_20_body">Tell me which artifact(s) you want first and I will generate them in this repo layout. If you prefer, I can generate a zip with everything ready-to-run locally using Docker Compose (kafka, zookeeper/krf, redis, ingest-api, consumer, prometheus, grafana, jaeger)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3:34:02.202667238</meta:creation-date>
    <dc:date>2025-11-11T14:34:27.775846272</dc:date>
    <meta:editing-duration>PT18M30S</meta:editing-duration>
    <meta:editing-cycles>1</meta:editing-cycles>
    <meta:generator>LibreOffice/25.2.6.2$Linux_X86_64 LibreOffice_project/40d1a0e1d5bdf1afaeae24d9ece32bbb00fa66a4</meta:generator>
    <meta:document-statistic meta:table-count="0" meta:image-count="0" meta:object-count="0" meta:page-count="10" meta:paragraph-count="264" meta:word-count="1716" meta:character-count="13041" meta:non-whitespace-character-count="10651"/>
  </office:meta>
</office:document-meta>
</file>